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/>
      <style:text-properties style:font-name="Liberation Sans" fo:font-weight="bold" officeooo:rsid="001706df" officeooo:paragraph-rsid="001706df" style:font-weight-asian="bold" style:font-weight-complex="bold"/>
    </style:style>
    <style:style style:name="P2" style:family="paragraph" style:parent-style-name="Standard">
      <style:paragraph-properties fo:margin-top="0.0398in" fo:margin-bottom="0.0398in" style:contextual-spacing="false"/>
      <style:text-properties style:font-name="Liberation Sans" officeooo:rsid="00109008" officeooo:paragraph-rsid="00127a98"/>
    </style:style>
    <style:style style:name="P3" style:family="paragraph" style:parent-style-name="Standard">
      <style:paragraph-properties fo:margin-top="0.0398in" fo:margin-bottom="0.0398in" style:contextual-spacing="false"/>
      <style:text-properties style:font-name="Liberation Sans" style:text-underline-style="none" fo:font-weight="normal" officeooo:rsid="00127a98" officeooo:paragraph-rsid="00127a98" style:font-weight-asian="normal" style:font-weight-complex="normal"/>
    </style:style>
    <style:style style:name="P4" style:family="paragraph" style:parent-style-name="Standard">
      <style:paragraph-properties fo:margin-top="0.0398in" fo:margin-bottom="0.0398in" style:contextual-spacing="false"/>
      <style:text-properties style:font-name="Liberation Sans" style:text-underline-style="none" officeooo:rsid="00127a98" officeooo:paragraph-rsid="00127a98"/>
    </style:style>
    <style:style style:name="P5" style:family="paragraph" style:parent-style-name="Standard">
      <style:paragraph-properties fo:margin-top="0.0398in" fo:margin-bottom="0.0398in" style:contextual-spacing="false"/>
      <style:text-properties style:font-name="Liberation Sans" style:text-underline-style="none" fo:font-weight="bold" officeooo:rsid="001706df" officeooo:paragraph-rsid="001706df" style:font-weight-asian="bold" style:font-weight-complex="bold"/>
    </style:style>
    <style:style style:name="P6" style:family="paragraph" style:parent-style-name="Standard">
      <style:paragraph-properties fo:margin-top="0.0398in" fo:margin-bottom="0.0398in" style:contextual-spacing="false"/>
      <style:text-properties style:font-name="Liberation Sans" officeooo:rsid="00109008" officeooo:paragraph-rsid="001706df"/>
    </style:style>
    <style:style style:name="P7" style:family="paragraph" style:parent-style-name="Standard">
      <style:paragraph-properties fo:margin-top="0.0398in" fo:margin-bottom="0.0398in" style:contextual-spacing="false"/>
      <style:text-properties style:font-name="Liberation Sans" style:text-underline-style="none" officeooo:rsid="00127a98" officeooo:paragraph-rsid="001706df"/>
    </style:style>
    <style:style style:name="P8" style:family="paragraph" style:parent-style-name="Standard">
      <style:paragraph-properties fo:margin-top="0.0398in" fo:margin-bottom="0.0398in" style:contextual-spacing="false"/>
      <style:text-properties style:font-name="Liberation Sans" style:text-underline-style="none" officeooo:rsid="001324ee" officeooo:paragraph-rsid="00127a98"/>
    </style:style>
    <style:style style:name="P9" style:family="paragraph" style:parent-style-name="Text_20_body" style:list-style-name="L1">
      <style:text-properties style:font-name="Liberation Sans" officeooo:rsid="001372db" officeooo:paragraph-rsid="001372db"/>
    </style:style>
    <style:style style:name="P10" style:family="paragraph" style:parent-style-name="Text_20_body" style:list-style-name="L1">
      <style:text-properties style:font-name="Liberation Sans" officeooo:rsid="00136184" officeooo:paragraph-rsid="00136184"/>
    </style:style>
    <style:style style:name="P11" style:family="paragraph" style:parent-style-name="Text_20_body">
      <style:text-properties style:font-name="Liberation Sans" fo:font-weight="bold" officeooo:rsid="001528c2" officeooo:paragraph-rsid="001528c2" style:font-weight-asian="bold" style:font-weight-complex="bold"/>
    </style:style>
    <style:style style:name="T1" style:family="text">
      <style:text-properties style:text-underline-style="solid" style:text-underline-width="auto" style:text-underline-color="font-color" officeooo:rsid="00127a98"/>
    </style:style>
    <style:style style:name="T2" style:family="text">
      <style:text-properties style:text-position="0% 100%" style:text-underline-style="solid" style:text-underline-width="auto" style:text-underline-color="font-color"/>
    </style:style>
    <style:style style:name="T3" style:family="text">
      <style:text-properties style:text-position="0% 100%" style:text-underline-style="none"/>
    </style:style>
    <style:style style:name="T4" style:family="text">
      <style:text-properties style:text-position="0% 100%" style:text-underline-style="none" officeooo:rsid="00127a98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324ee"/>
    </style:style>
    <style:style style:name="T7" style:family="text">
      <style:text-properties style:text-position="sub 58%" fo:font-style="normal" style:font-style-asian="normal" style:font-style-complex="normal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 officeooo:rsid="001324ee"/>
    </style:style>
    <style:style style:name="T10" style:family="text">
      <style:text-properties style:text-position="sub 58%" style:text-underline-style="solid" style:text-underline-width="auto" style:text-underline-color="font-color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324ee"/>
    </style:style>
    <style:style style:name="T13" style:family="text">
      <style:text-properties style:text-underline-style="none" officeooo:rsid="00127a98"/>
    </style:style>
    <style:style style:name="T14" style:family="text">
      <style:text-properties officeooo:rsid="00127a98"/>
    </style:style>
    <style:style style:name="T15" style:family="text">
      <style:text-properties style:text-position="sub 58%" fo:font-weight="normal" officeooo:rsid="00127a98" style:font-weight-asian="normal" style:font-weight-complex="normal"/>
    </style:style>
    <style:style style:name="T16" style:family="text">
      <style:text-properties style:text-position="0% 100%" style:text-underline-style="none" fo:font-weight="normal" officeooo:rsid="00127a98" style:font-weight-asian="normal" style:font-weight-complex="normal"/>
    </style:style>
    <style:style style:name="T17" style:family="text">
      <style:text-properties style:text-position="sub 58%" officeooo:rsid="001324ee"/>
    </style:style>
    <style:style style:name="T18" style:family="text">
      <style:text-properties style:text-position="sub 58%" style:text-underline-style="solid" style:text-underline-width="auto" style:text-underline-color="font-color" officeooo:rsid="001324ee"/>
    </style:style>
    <style:style style:name="T19" style:family="text">
      <style:text-properties style:text-position="0% 100%" style:text-underline-style="solid" style:text-underline-width="auto" style:text-underline-color="font-color" officeooo:rsid="001324ee"/>
    </style:style>
    <style:style style:name="T20" style:family="text">
      <style:text-properties style:text-position="0% 100%" officeooo:rsid="00136184"/>
    </style:style>
    <style:style style:name="T21" style:family="text">
      <style:text-properties officeooo:rsid="00136184"/>
    </style:style>
    <style:style style:name="T22" style:family="text">
      <style:text-properties officeooo:rsid="001528c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</text:p>
      <text:p text:style-name="P2">Iscritto(<text:span text:style-name="T1">E</text:span><text:span text:style-name="T2">mail</text:span><text:span text:style-name="T3">, </text:span><text:span text:style-name="T4">C</text:span><text:span text:style-name="T3">ognome, </text:span><text:span text:style-name="T4">N</text:span><text:span text:style-name="T3">ome, </text:span><text:span text:style-name="T4">DataNascita</text:span><text:span text:style-name="T3">, </text:span><text:span text:style-name="T4">F</text:span><text:span text:style-name="T3">oto, </text:span><text:span text:style-name="T4">R</text:span><text:span text:style-name="T3">uolo)</text:span></text:p>
      <text:p text:style-name="P3">Settore(<text:span text:style-name="T5">Nome</text:span>, Tipologia, <text:span text:style-name="T6">NumI</text:span>scritti, ResponsabileEmail<text:span text:style-name="T7">Responsabile</text:span><text:span text:style-name="T8">)</text:span></text:p>
      <text:p text:style-name="P4">Iscrizione(<text:span text:style-name="T5">IscrittoE</text:span><text:span text:style-name="T9">m</text:span><text:span text:style-name="T5">ail</text:span><text:span text:style-name="T10">Iscritto</text:span><text:span text:style-name="T11">, </text:span><text:span text:style-name="T2">SettoreNome</text:span><text:span text:style-name="T10">Settore</text:span><text:span text:style-name="T12">)</text:span></text:p>
      <text:p text:style-name="P5"/>
      <text:p text:style-name="P5">Leandro</text:p>
      <text:p text:style-name="P6"><text:span text:style-name="T13">Responsabile(</text:span><text:span text:style-name="T14">ResponsabileEmail</text:span><text:span text:style-name="T15">Iscritto</text:span><text:span text:style-name="T16">, InizioIncarico, AnniServizio)</text:span></text:p>
      <text:p text:style-name="P4">Prenotazione<text:span text:style-name="T6">(</text:span><text:span text:style-name="T9">ID</text:span><text:span text:style-name="T6">, Data, OraInizio, OraFine, Attivita, NumAula</text:span><text:span text:style-name="T17">SalaProve</text:span><text:span text:style-name="T6">, <text:tab/><text:tab/><text:tab/><text:tab/><text:tab/><text:tab/>ResponsabileEmail</text:span><text:span text:style-name="T17">Responsabile</text:span><text:span text:style-name="T12">)</text:span></text:p>
      <text:p text:style-name="P4">Invito<text:span text:style-name="T6">(</text:span><text:span text:style-name="T9">PrenotazioneID</text:span><text:span text:style-name="T18">Prenotazione</text:span><text:span text:style-name="T12">, </text:span><text:span text:style-name="T19">IscrittoEmail</text:span><text:span text:style-name="T18">Iscritto</text:span><text:span text:style-name="T12">, Accettazione, Motivazione, DataRisposta)</text:span></text:p>
      <text:p text:style-name="P7"/>
      <text:p text:style-name="P5">Lorenzo</text:p>
      <text:p text:style-name="P7">SalaProve<text:span text:style-name="T6">(</text:span><text:span text:style-name="T9">NumAula</text:span><text:span text:style-name="T6">, Capienza, SettoreNome</text:span><text:span text:style-name="T17">Settore</text:span><text:span text:style-name="T12">)</text:span></text:p>
      <text:p text:style-name="P7">Strumentazione<text:span text:style-name="T6">(</text:span><text:span text:style-name="T9">ID</text:span><text:span text:style-name="T6">, </text:span><text:span text:style-name="T9">NumAula</text:span><text:span text:style-name="T18">SalaProve</text:span><text:span text:style-name="T12">, </text:span><text:span text:style-name="T20">Tipologia, </text:span><text:span text:style-name="T12">Descrizione)</text:span></text:p>
      <text:p text:style-name="P8"/>
      <text:h text:style-name="Heading_20_2" text:outline-level="2">Vincoli <text:span text:style-name="T21">ulteriori</text:span></text:h>
      <text:list text:style-name="L1">
        <text:list-item>
          <text:p text:style-name="P9"><text:span text:style-name="T21">Solo i docenti possono essere responsabili</text:span></text:p>
        </text:list-item>
        <text:list-item>
          <text:p text:style-name="P9">Un responsabile deve appartenere al settore che gestisce.</text:p>
        </text:list-item>
        <text:list-item>
          <text:p text:style-name="P10">Le prenotazioni sono fatte da blocchi di ore intere, non mezz'ore o quarti d'ora.</text:p>
        </text:list-item>
        <text:list-item>
          <text:p text:style-name="P9">Il responsabile puo' prenotare aule diverse dal corso che supervisiona, ma non di tipologie diverse.</text:p>
        </text:list-item>
        <text:list-item>
          <text:p text:style-name="P9">L'attributo Ruolo di Iscritto non deve accettare testo libero, ma un insieme predefinito di valori (studente, docente, tecnico).</text:p>
        </text:list-item>
        <text:list-item>
          <text:p text:style-name="P9">L'attributo Tipologia di Settore non deve accettare testo libero, ma un insieme predefinto di valori (danza, musica, teatro)</text:p>
        </text:list-item>
        <text:list-item>
          <text:p text:style-name="P9">L'attributo Tipologia di Strumentazione <text:span text:style-name="T22">non deve accettare testo libero, ma un insieme predefinito di valori (strumenti musicali, impianti audio, specchi, palcoscenico). La descrizione indica a testo libero il tipo di oggetto indicato.</text:span></text:p>
        </text:list-item>
      </text:list>
      <text:p text:style-name="P11">RICONTROLLATE I VINCOLI DEL PROGET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8T18:20:49.342945045</meta:creation-date>
    <dc:date>2025-10-18T19:36:21.249630845</dc:date>
    <meta:editing-duration>PT1M29S</meta:editing-duration>
    <meta:editing-cycles>1</meta:editing-cycles>
    <meta:document-statistic meta:table-count="0" meta:image-count="0" meta:object-count="0" meta:page-count="1" meta:paragraph-count="20" meta:word-count="162" meta:character-count="1405" meta:non-whitespace-character-count="1264"/>
    <meta:generator>LibreOffice/25.2.6.2$Linux_X86_64 LibreOffice_project/520$Build-2</meta:generator>
  </office:meta>
</office:document-meta>
</file>